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3854in"/>
    </style:style>
    <style:style style:name="Table1.B" style:family="table-column">
      <style:table-column-properties style:column-width="1.9479in"/>
    </style:style>
    <style:style style:name="Table1.C" style:family="table-column">
      <style:table-column-properties style:column-width="2.1667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6" style:family="paragraph" style:parent-style-name="Standard">
      <style:paragraph-properties fo:margin-left="0.5in" fo:margin-right="0in" fo:text-indent="0in" style:auto-text-indent="false"/>
    </style:style>
    <style:style style:name="P17" style:family="paragraph" style:parent-style-name="Standard" style:list-style-name="WWNum5">
      <style:paragraph-properties fo:margin-left="1in" fo:margin-right="0in" fo:text-indent="-0.25in" style:auto-text-indent="false"/>
    </style:style>
    <style:style style:name="P18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><text:span text:style-name="T1">Un approccio di policy research </text:span></text:p>
      <text:p text:style-name="P1"><text:span text:style-name="T1">per la sicurezza del voto </text:span></text:p>
      <text:p text:style-name="P1"><text:span text:style-name="T1">degli AIRE</text:span></text:p>
      <text:p text:style-name="P1"><text:span text:style-name="T1">basato su analisi dati geo-spaziali </text:span></text:p>
      <text:p text:style-name="P2"/>
      <text:p text:style-name="P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heading=h.gjdgxs" text:style-name="Index_20_Link" text:visited-style-name="Index_20_Link"><text:span text:style-name="T2">Obiettivo</text:span></text:a><text:span text:style-name="T2"><text:tab/>1</text:span></text:p>
          <text:p text:style-name="P7"><text:a xlink:type="simple" xlink:href="#_heading=h.30j0zll" text:style-name="Index_20_Link" text:visited-style-name="Index_20_Link"><text:span text:style-name="T2">Introduzione</text:span></text:a><text:span text:style-name="T2"><text:tab/>1</text:span></text:p>
          <text:p text:style-name="P7"><text:a xlink:type="simple" xlink:href="#_heading=h.3znysh7" text:style-name="Index_20_Link" text:visited-style-name="Index_20_Link"><text:span text:style-name="T2">Metodologia</text:span></text:a><text:span text:style-name="T2"><text:tab/>2</text:span></text:p>
          <text:p text:style-name="P7"><text:a xlink:type="simple" xlink:href="#_heading=h.2et92p0" text:style-name="Index_20_Link" text:visited-style-name="Index_20_Link"><text:span text:style-name="T2">Risultati</text:span></text:a><text:span text:style-name="T2"><text:tab/>2</text:span></text:p>
          <text:p text:style-name="P7"><text:a xlink:type="simple" xlink:href="#_heading=h.3dy6vkm" text:style-name="Index_20_Link" text:visited-style-name="Index_20_Link"><text:span text:style-name="T3">Ulteriori opzioni per chi non è coperto da seggio</text:span></text:a><text:span text:style-name="T3"><text:tab/>3</text:span></text:p>
          <text:p text:style-name="P7"><text:a xlink:type="simple" xlink:href="#_heading=h.1t3h5sf" text:style-name="Index_20_Link" text:visited-style-name="Index_20_Link"><text:span text:style-name="T2">Considerazioni di Cybersecurity</text:span></text:a><text:span text:style-name="T2"><text:tab/>4</text:span></text:p>
          <text:p text:style-name="P7"><text:a xlink:type="simple" xlink:href="#_heading=h.4d34og8" text:style-name="Index_20_Link" text:visited-style-name="Index_20_Link"><text:span text:style-name="T2">Approfondimento tecnico di analisi dati</text:span></text:a><text:span text:style-name="T2"><text:tab/>5</text:span></text:p>
          <text:p text:style-name="P8"><text:a xlink:type="simple" xlink:href="#_heading=h.2s8eyo1" text:style-name="Index_20_Link" text:visited-style-name="Index_20_Link"><text:span text:style-name="T2">Download Dati</text:span></text:a><text:span text:style-name="T2"><text:tab/>5</text:span></text:p>
        </text:index-body>
      </text:table-of-content>
      <text:p text:style-name="P3"/>
      <text:p text:style-name="P2"/>
      <text:p text:style-name="Heading_20_1"><text:bookmark text:name="_heading=h.gjdgxs"/>Obiettivo</text:p>
      <text:p text:style-name="Standard">Il presente documento illustra i risultati di una ricerca interdisciplinare tecnico-politica rivolta a verificare secondo un approccio metodologico di analisi, la fattibilità e l’efficacia di implementazione di seggi elettorali all’estero, analogamente all’esempio Francese. </text:p>
      <text:p text:style-name="Standard"/>
      <text:p text:style-name="Standard"><text:soft-page-break/>La proposta di policy, è quella di implementare una rete di seggi elettorali all’estero per il voto degli italiani residenti all’estero (AIRE).</text:p>
      <text:p text:style-name="Standard"/>
      <text:p text:style-name="Standard">I risultati appaiono favorevoli, con la possibilità di attivare seggi elettorali erogati all’84.35% della popolazione residente all’estero realizzando e organizzando reti di seggi in sole 43 città.</text:p>
      <text:p text:style-name="Standard"/>
      <text:p text:style-name="Heading_20_1"><text:bookmark text:name="_heading=h.30j0zll"/></text:p>
      <text:p text:style-name="Heading_20_1"><text:bookmark text:name="_heading=h.1fob9te"/>Introduzione</text:p>
      <text:p text:style-name="P4">Il voto remoto postale, come è noto alla cronache per gli italiani residenti all’estero, risulta avere lacune di tutela dell’integrità democratica, prestandosi a varie tipologie di frodi elettorali.</text:p>
      <text:p text:style-name="P4"/>
      <text:p text:style-name="P4">Il rischio di voto di scambio invece, è presente in tutte le forme di voto remoto, anche elettronico, condizione che può favorire la diffusione grazie all’efficienza delle telecomunicazioni.</text:p>
      <text:p text:style-name="P4"/>
      <text:p text:style-name="Standard">E’ dato consolidato che il voto remoto, elettronico o postale, fornisca certamente e in qualunque condizione minori garanzie e tutele per l’esercizio di questo diritto democratico.</text:p>
      <text:p text:style-name="Standard"/>
      <text:p text:style-name="Standard">E’ necessario quindi identificare soluzioni razionali che riducano al minimo il voto remoto, ripristinando le garanzie democratiche offerte dal voto in presenza (rif. “Al seggio elettorale), anche ai cittadini residenti all’estero.</text:p>
      <text:p text:style-name="Standard"/>
      <text:p text:style-name="Standard">Si propone tale soluzione, anche soprattutto in relazione allo stanziamento di <text:a xlink:type="simple" xlink:href="https://www.dday.it/redazione/33204/voto-elettronico-rischi-emendamento-m5s" text:style-name="ListLabel_20_46" text:visited-style-name="ListLabel_20_46"><text:span text:style-name="T4">1M di fondi per sperimentare attività di innovazione nel voto remoto per gli elettori residenti all’estero</text:span></text:a>, opportunità di approfondimento tecnologico per le soluzioni di voto off-line al seggio all’estero.</text:p>
      <text:p text:style-name="Standard"/>
      <text:p text:style-name="Standard">Partendo dal Paper realizzato dalla Associazione <text:a xlink:type="simple" xlink:href="https://copernicani.it/chi-siamo/" text:style-name="ListLabel_20_46" text:visited-style-name="ListLabel_20_46"><text:span text:style-name="T4">Copernicani</text:span></text:a> chiamato “<text:a xlink:type="simple" xlink:href="https://copernicani.it/blog/2019/02/09/overlay-network-crittografici/" text:style-name="ListLabel_20_46" text:visited-style-name="ListLabel_20_46"><text:span text:style-name="T4">Overlay Network Crittografici</text:span></text:a>” possiamo trovare fra le best practice per il “Voto Remoto”:</text:p>
      <text:p text:style-name="P1"/>
      <text:p text:style-name="P1"><text:span text:style-name="T5">“Votazione presso un seggio istituito presso una rappresentanza italiana laddove siano presenti comunità numerose.”</text:span></text:p>
      <text:p text:style-name="Standard"/>
      <text:p text:style-name="Standard">Attorno a questo concetto si sviluppa questa ricerca e proposizione di politica per la gestione degli italiani residenti all’estero.</text:p>
      <text:p text:style-name="Heading_20_1"><text:bookmark text:name="_heading=h.3znysh7"/><text:soft-page-break/>Metodologia</text:p>
      <text:p text:style-name="P4">Questa proposta è stata elaborata grazie ad una analisi geo-spaziale (implementando del software ad-hoc) operata sulla base dati AIRE 2015 (4.112.367 di records), al fine di verificare preliminarmente la fattibilità della proposta oltreché la sua efficacia.</text:p>
      <text:p text:style-name="P4"/>
      <text:p text:style-name="P4">Abbiamo voluto capire, considerando una distanza massima fra cittadino e seggio di 20km, quale percentuale di popolazione residente all’estero possa essere raggiunta da seggi.</text:p>
      <text:p text:style-name="P4"/>
      <text:p text:style-name="P4">Abbiamo quindi ipotizzato che un seggio possa possa essere allestito in aree con raggio di 20km con una densità di cittadini serviti superiore a 10.000 e superiore a 500 (limite dimensionale più piccolo di una “<text:a xlink:type="simple" xlink:href="https://it.wikipedia.org/wiki/Sezione_elettorale" text:style-name="ListLabel_20_46" text:visited-style-name="ListLabel_20_46"><text:span text:style-name="T4">Sezione Elettorale</text:span></text:a>”).</text:p>
      <text:p text:style-name="Heading_20_1"><text:bookmark text:name="_heading=h.2et92p0"/>Risultati</text:p>
      <text:p text:style-name="P4">I risultati sembrano essere favorevoli con degli interessanti spunti di riflessione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11"><text:span text:style-name="T3">DENSITA’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0"><text:span text:style-name="T3">Raggio di 20km di distanza</text:span></text:p>
          </table:table-cell>
          <table:table-cell table:style-name="Table1.A1" office:value-type="string">
            <text:p text:style-name="P5"><text:span text:style-name="T3">&gt;10.000 cittadini densità</text:span></text:p>
          </table:table-cell>
          <table:table-cell table:style-name="Table1.A1" office:value-type="string">
            <text:p text:style-name="P5"><text:span text:style-name="T3">&gt;500 cittadini per seggio</text:span></text:p>
          </table:table-cell>
        </table:table-row>
        <table:table-row table:style-name="Table1.3">
          <table:table-cell table:style-name="Table1.A1" office:value-type="string">
            <text:p text:style-name="P10">Cittadini raggiunti su 4.112.367</text:p>
          </table:table-cell>
          <table:table-cell table:style-name="Table1.A1" office:value-type="string">
            <text:p text:style-name="P11">3.469.299</text:p>
          </table:table-cell>
          <table:table-cell table:style-name="Table1.A1" office:value-type="string">
            <text:p text:style-name="P11">4.104.975</text:p>
          </table:table-cell>
        </table:table-row>
        <table:table-row table:style-name="Table1.4">
          <table:table-cell table:style-name="Table1.A1" office:value-type="string">
            <text:p text:style-name="P10">Percentuale % Popolazione raggiunta da seggio</text:p>
          </table:table-cell>
          <table:table-cell table:style-name="Table1.A1" office:value-type="string">
            <text:p text:style-name="P11">84.35%</text:p>
          </table:table-cell>
          <table:table-cell table:style-name="Table1.A1" office:value-type="string">
            <text:p text:style-name="P11">99.82%</text:p>
          </table:table-cell>
        </table:table-row>
        <table:table-row table:style-name="Table1.5">
          <table:table-cell table:style-name="Table1.A1" office:value-type="string">
            <text:p text:style-name="P10">Numero di città da coprire</text:p>
          </table:table-cell>
          <table:table-cell table:style-name="Table1.A1" office:value-type="string">
            <text:p text:style-name="P11">43</text:p>
          </table:table-cell>
          <table:table-cell table:style-name="Table1.A1" office:value-type="string">
            <text:p text:style-name="P11">273</text:p>
          </table:table-cell>
        </table:table-row>
      </table:table>
      <text:p text:style-name="P4"/>
      <text:p text:style-name="P4">I numeri indicano che lavorando per l’attuazione di seggi elettorali in 43 città all’estero sarebbe possibile servire l’84.35% della popolazione residente all’estero.</text:p>
      <text:p text:style-name="P4"/>
      <text:p text:style-name="Standard">La presente ricerca ha lo scopo di fornire una risposta a una proposta di policy, tuttavia nello scenario di attuazione sarebbe necessario un approfondimento tecnico più specifico per la realizzazione del planning, budgeting e operations.</text:p>
      <text:p text:style-name="Standard"/>
      <text:p text:style-name="Standard">L’analisi quantitativa di questa <text:a xlink:type="simple" xlink:href="http://ucs.interno.gov.it/FILES/AllegatiPag/1263/INT00041_Anagrafe_Italiani_estero_AIRE_ed_2017.pdf" text:style-name="ListLabel_20_46" text:visited-style-name="ListLabel_20_46"><text:span text:style-name="T4">analisi statistica</text:span></text:a> del Ministero dell’Interno ci ricorda che oltre il 50% degli AIRE sono in Germania, Svizzera e Argentina.</text:p>
      <text:p text:style-name="Standard"/>
      <text:p text:style-name="Standard"><text:soft-page-break/>Risulta evidente come abbia poco senso inviare 495.000 cartoline postali a Zurigo o 90.000 a Lugano quando ci sono i volumi di concentrazione di votanti utili oltre a rappresentanze diplomatiche locali, per l’allestimento di seggi esteri.</text:p>
      <text:p text:style-name="Standard"/>
      <text:p text:style-name="Standard">Sarebbe certamente utile fare una ulteriore elaborazione dati per valutare la disponibilità delle strutture diplomatiche della <text:a xlink:type="simple" xlink:href="https://www.esteri.it/mae/it/ministero/laretediplomatica/rete-diplomatica-mappa.html" text:style-name="ListLabel_20_46" text:visited-style-name="ListLabel_20_46"><text:span text:style-name="T4">Rete Consolare</text:span></text:a> all’interno dell 43 città obiettivo.</text:p>
      <text:p text:style-name="P9"/>
      <text:p text:style-name="Standard">La procedura di gestione dei votanti AIRE non raggiunti da seggio estero va orientata a massimizzare la partecipazione democratica al seggio con voto in presenza, che a differenza del voto remoto, offre caratteristiche di resilienza derivante dai rischi di voto di scambio.</text:p>
      <text:p text:style-name="P9"/>
      <text:p text:style-name="Heading_20_1"><text:bookmark text:name="_heading=h.tyjcwt"/></text:p>
      <text:p text:style-name="Heading_20_1"><text:bookmark text:name="_heading=h.3dy6vkm"/>Ulteriori opzioni per chi non è coperto da seggio</text:p>
      <text:p text:style-name="P9">Per quanto riguarda il rimanente &lt;16% dei votanti esteri non coperti da seggio, si continuerà con l’impiego del voto postale.</text:p>
      <text:p text:style-name="Standard"/>
      <text:p text:style-name="Standard">E’ possibile ulteriormente esplorare un paniere di opzioni a disposizione per massimizzare la partecipazione democratica, guardando alle esperienze all’estero.</text:p>
      <text:p text:style-name="Standard"/>
      <text:p text:style-name="Standard">Nel mondo anglosassone non vengono di default inviate schede di voto per corrispondenza ma sono presenti diverse soluzioni richiedibili in modo esplicito (opt-in) tramite portali web del governo centrale:</text:p>
      <text:list xml:id="list3929858781" text:style-name="WWNum2">
        <text:list-item>
          <text:p text:style-name="P12">Proxy Voting con delega di voto <text:a xlink:type="simple" xlink:href="https://www.gov.uk/voting-in-the-uk/voting-by-proxy" text:style-name="ListLabel_20_46" text:visited-style-name="ListLabel_20_46"><text:span text:style-name="T4">come in UK</text:span></text:a></text:p>
        </text:list-item>
        <text:list-item>
          <text:p text:style-name="P12">Richiesta voto per corrispondenza postale, in US chiamato “<text:a xlink:type="simple" xlink:href="https://travel.state.gov/content/travel/en/international-travel/while-abroad/voting.html" text:style-name="ListLabel_20_46" text:visited-style-name="ListLabel_20_46"><text:span text:style-name="T4">Absentee Ballot</text:span></text:a>” o <text:a xlink:type="simple" xlink:href="https://www.gov.uk/voting-in-the-uk/postal-voting" text:style-name="ListLabel_20_46" text:visited-style-name="ListLabel_20_46"><text:span text:style-name="T4">Postal Vote</text:span></text:a> in UK, con la possibilità di restituzione della scheda alle ambasciate o sempre per posta.</text:p>
        </text:list-item>
      </text:list>
      <text:p text:style-name="Standard"/>
      <text:p text:style-name="Standard">Gli AIRE non raggiunti da seggio quindi riceveranno una cartolina che li informa delle diverse possibilità alternative:</text:p>
      <text:list xml:id="list852316788" text:style-name="WWNum3">
        <text:list-item>
          <text:p text:style-name="P13">Votare per corrispondenza, soluzione di default</text:p>
        </text:list-item>
        <text:list-item>
          <text:p text:style-name="P13">Recarsi presso il seggio più vicino, informando di quali siano i più prossimi</text:p>
        </text:list-item>
        <text:list-item>
          <text:p text:style-name="P13">Richiedere l’esercizio di voto con Proxy Voting (laddove fosse una soluzione costituzionalmente funzionale)</text:p>
        </text:list-item>
      </text:list>
      <text:p text:style-name="Standard"/>
      <text:p text:style-name="Standard"><text:soft-page-break/>Così facendo sarà possibile misurare quale è la risposta migliore o più efficace per la popolazione non raggiunta da un seggio (o impossibilitata a raggiungerlo), studiando empiricamente quale soluzione garantisca un maggiore turnover di questo pool di votanti.</text:p>
      <text:p text:style-name="Standard"/>
      <text:p text:style-name="Standard">Potrà essere fornito loro ulteriormente un contributo di rimborso delle spese di viaggio per coloro che vogliano recarsi al seggio, come già previsto dai regolamenti ministeriali (vedasi <text:a xlink:type="simple" xlink:href="https://dait.interno.gov.it/documenti/circ-013-servelet-06-02-2018.pdf" text:style-name="ListLabel_20_46" text:visited-style-name="ListLabel_20_46"><text:span text:style-name="T4">circolare n.13/2018</text:span></text:a> della direzione centrale dei Servizi elettorali), al fine di ulteriormente rafforzare la partecipazione civica con le massime garanzie procedurali del voto in presenza.</text:p>
      <text:p text:style-name="Standard"/>
      <text:p text:style-name="Heading_20_1"><text:bookmark text:name="_heading=h.1t3h5sf"/>Considerazioni di Cybersecurity</text:p>
      <text:p text:style-name="Standard">Al netto della <text:a xlink:type="simple" xlink:href="https://blog.crvd.org/la-sentenza-della-corte-costituzionale-tedesca-sullincostituzionalita-del-voto-elettronico/" text:style-name="ListLabel_20_46" text:visited-style-name="ListLabel_20_46"><text:span text:style-name="T4">Incostituzionalità del Voto Elettronico in Germania</text:span></text:a> del 2009, la Francia ha sperimentato il voto online per i residenti all’estero nel 2012, dopodiché nel 2017 lo ha dichiarato<text:a xlink:type="simple" xlink:href="https://www.reuters.com/article/us-france-election-cyber/france-drops-electronic-voting-for-citizens-abroad-over-cybersecurity-fears-idUSKBN16D233" text:style-name="ListLabel_20_46" text:visited-style-name="ListLabel_20_46"><text:span text:style-name="T4"> non sostenibile per i rischi di cybersecurity</text:span></text:a> tornando ai seggi attivati all’estero. </text:p>
      <text:p text:style-name="Standard"/>
      <text:p text:style-name="Standard">L’Olanda sia nel 2007 che nel 2017 vede il parlamento confermare il diniego all’impiego di e-voting per via dei <text:a xlink:type="simple" xlink:href="https://www.newsweek.com/dutch-election-electronic-voting-hacking-russia-france-macron-trump-clinton-564198" text:style-name="ListLabel_20_46" text:visited-style-name="ListLabel_20_46"><text:span text:style-name="T4">rischi di cybersecurity</text:span></text:a>.</text:p>
      <text:p text:style-name="Standard"/>
      <text:p text:style-name="Standard">Nel 2019 in Svizzera vi è stato <text:a xlink:type="simple" xlink:href="https://www.swissinfo.ch/eng/e-voting_these-are-the-arguments-that-sank-e-voting-in-switzerland/45136608" text:style-name="ListLabel_20_46" text:visited-style-name="ListLabel_20_46"><text:span text:style-name="T4">uno stop al voto elettronico online</text:span></text:a>, soprattutto dopo le falle di cybersecurity scoperte pubblicamente. </text:p>
      <text:p text:style-name="Standard"/>
      <text:p text:style-name="Standard">L’unico paese EU dotato di sistemi di e-voting pervasivi è l’Estonia.</text:p>
      <text:p text:style-name="Standard"/>
      <text:p text:style-name="Standard">L’ENISA (ente europeo per la sicurezza informatica) ci ricorda che le votazioni elettroniche a distanza sono nel massimo livello di rischiosità per la cybersecurity, nel suo Opinion Paper “<text:a xlink:type="simple" xlink:href="https://www.enisa.europa.eu/publications/enisa-position-papers-and-opinions/election-cybersecurity-challenges-and-opportunities/view" text:style-name="ListLabel_20_46" text:visited-style-name="ListLabel_20_46"><text:span text:style-name="T4">Election cybersecurity - Challenges and opportunities</text:span></text:a>”:</text:p>
      <text:p text:style-name="Standard"/>
      <text:p text:style-name="Standard"><text:span text:style-name="T5">“the rollout of electronic voting has been either discontinued or postponed in a number of Member States, </text:span><text:span text:style-name="T6">the cybersecurity risk level in relation to the voting process is considered medium</text:span><text:span text:style-name="T5">. This cybersecurity risk level is likely to be higher in countries where e-voting systems are being implemented. </text:span><text:span text:style-name="T6">A distinction should also be made between online and offline e-voting systems, where the former is likely to entail a higher cybersecurity risk level than the latter.</text:span><text:span text:style-name="T5">”</text:span></text:p>
      <text:p text:style-name="Standard"/>
      <text:p text:style-name="Standard">Gli aspetti progettazione e analisi di di soluzioni di voto remoto richiedono un coinvolgimento molto ampio dell’ecosistema della cybersecurity, istituzioni, accademia e comunità professionale sin dalle prime fasi del progetto. </text:p>
      <text:p text:style-name="Heading_20_1"><text:bookmark text:name="_heading=h.4d34og8"/>Approfondimento tecnico di analisi dati</text:p>
      <text:p text:style-name="Standard">L’analisi è stata operata secondo il seguente approccio di elaborazione ed analisi dati:</text:p>
      <text:list xml:id="list2592566227" text:style-name="WWNum4">
        <text:list-item>
          <text:p text:style-name="P14">Sono state aggregate fra di loro persone che dichiarano di vivere nella stessa città</text:p>
        </text:list-item>
      </text:list>
      <text:p text:style-name="P16"><text:soft-page-break/>Problemi: </text:p>
      <text:list xml:id="list2169103511" text:style-name="WWNum5">
        <text:list-item>
          <text:p text:style-name="P17">nella tabella ci sono nomi di città diversi che rappresentano la stessa (es. Zurich e Zurigo)</text:p>
        </text:list-item>
        <text:list-item>
          <text:p text:style-name="P17">nelle città enormi, sono inseriti i quartieri (es. Bronx)</text:p>
        </text:list-item>
        <text:list-item>
          <text:p text:style-name="P17">non sempre i nomi sono corretti</text:p>
        </text:list-item>
        <text:list-item>
          <text:p text:style-name="P17">il db contiene nomi di posti che ora sono stati accorpati ad altri comuni e quindi diventati borghi (es. le città vicino Tirana)</text:p>
        </text:list-item>
        <text:list-item>
          <text:p text:style-name="P17">La Cina è un enorme buco nero</text:p>
        </text:list-item>
      </text:list>
      <text:list xml:id="list1747751393" text:style-name="WWNum1">
        <text:list-item>
          <text:p text:style-name="P15">Sono stati quindi creati dei cluster guardando i punti che sono vicini fra di loro per un raggio di 20km</text:p>
        </text:list-item>
        <text:list-item>
          <text:p text:style-name="P15">Per ciascun cluster è stato scelto, come nome della città, quella con il più alto numero di elettori</text:p>
        </text:list-item>
        <text:list-item>
          <text:p text:style-name="P15">E’ stato quindi diviso il cluster per nazionale e, per ogni punto, calcolato la distanza sulla geodentica (in linea d’aria facendo così una matrice di distanza)</text:p>
        </text:list-item>
        <text:list-item>
          <text:p text:style-name="P15">A questo, per ogni cluster per ogni nazionale è stato calcolato quanti elettori ci sono anche a 40-60-80km di distanza.</text:p>
        </text:list-item>
      </text:list>
      <text:p text:style-name="Heading_20_1"><text:bookmark text:name="_heading=h.2s8eyo1"/>Download Dati </text:p>
      <text:p text:style-name="Standard">Viene fornita per pubblico accesso il risultato di analisi su formato Google Spreadsheet, per libera consultazione ed elaborazione indipendente dei dati.</text:p>
      <text:p text:style-name="Standard"/>
      <text:p text:style-name="Standard">Il repository con i dati elaborati, il paper, i prototipi software è disponibile all’indirizzo <text:a xlink:type="simple" xlink:href="https://github.com/g0v-it/Geo-AIRE" text:style-name="ListLabel_20_46" text:visited-style-name="ListLabel_20_46"><text:span text:style-name="T4">https://github.com/g0v-it/Geo-AIRE</text:span></text:a>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86" meta:word-count="1386" meta:character-count="9352" meta:non-whitespace-character-count="8058"/>
    <meta:generator>LibreOfficeDev/6.0.5.2$Linux_X86_64 LibreOffice_project/</meta:generator>
  </office:meta>
</office:document-meta>
</file>